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7F810F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text-properties fo:color="#ffffff" style:font-name="Segoe UI" fo:font-size="26pt" fo:text-shadow="1pt 1pt" style:font-size-asian="26pt" style:font-size-complex="26pt"/>
    </style:style>
    <style:style style:name="P3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4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26pt" style:font-name-asian="Segoe UI1" style:font-size-asian="8.5pt" style:font-name-complex="Segoe UI1" style:font-size-complex="8.5pt"/>
    </style:style>
    <style:style style:name="P5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26pt" fo:text-shadow="1pt 1pt" style:font-name-asian="Segoe UI1" style:font-size-asian="8.5pt" style:font-name-complex="Segoe UI1" style:font-size-complex="8.5pt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margin-top="0cm" fo:margin-bottom="0cm" fo:text-indent="0.318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T3" style:family="text">
      <style:text-properties fo:color="#ffff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color="#ffffff" style:text-position="33% 58%" style:font-name="Segoe UI1" fo:font-size="32pt" fo:text-shadow="1pt 1pt" style:font-name-asian="Segoe UI1" style:font-size-asian="32pt" style:font-name-complex="Segoe UI1" style:font-size-complex="32pt"/>
    </style:style>
    <style:style style:name="T7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style:style style:name="T8" style:family="text">
      <style:text-properties fo:color="#ffffff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2.681cm" svg:x="1.27cm" svg:y="0.762cm">
          <draw:text-box>
            <text:p text:style-name="P1"><text:span text:style-name="T1">Old Testament Reading</text:span></text:p>
            <text:p text:style-name="P1"><text:span text:style-name="T2">1 Samuel 3:1–10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2" draw:layer="layout" svg:width="25.654cm" svg:height="10.772cm" svg:x="1.27cm" svg:y="0.762cm">
          <draw:text-box>
            <text:p text:style-name="P3"><text:span text:style-name="T3">1</text:span><text:span text:style-name="T4"> </text:span><text:span text:style-name="T5">Now the young man Samuel was ministering to the L</text:span><text:span text:style-name="T4">ORD</text:span><text:span text:style-name="T5"> under Eli. And the word of the L</text:span><text:span text:style-name="T4">ORD</text:span><text:span text:style-name="T5"> was rare in those days; there was no frequent vision. </text:span><text:span text:style-name="T3">2</text:span><text:span text:style-name="T4"> </text:span><text:span text:style-name="T5">At that time Eli, whose eyesight had begun to grow dim so that he could not see, was lying down in his </text:span></text:p>
            <text:p text:style-name="P3"><text:span text:style-name="T5">own pla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2" draw:layer="layout" svg:width="25.654cm" svg:height="6.263cm" svg:x="1.27cm" svg:y="0.762cm">
          <draw:text-box>
            <text:p text:style-name="P3"><text:span text:style-name="T3">3</text:span><text:span text:style-name="T4"> </text:span><text:span text:style-name="T5">The lamp of God had not yet gone out, and Samuel was lying down in the temple of the L</text:span><text:span text:style-name="T4">ORD</text:span><text:span text:style-name="T5">, where the ark of God was. </text:span><text:span text:style-name="T3">4</text:span><text:span text:style-name="T4"> </text:span><text:span text:style-name="T5">Then the L</text:span><text:span text:style-name="T4">ORD</text:span><text:span text:style-name="T5"> called Samuel, and he said, “Here I am!” </text:span><text:span text:style-name="T2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5" draw:layer="layout" svg:width="25.654cm" svg:height="9.269cm" svg:x="1.27cm" svg:y="0.762cm">
          <draw:text-box>
            <text:p text:style-name="P4"><text:span text:style-name="T3">5</text:span><text:span text:style-name="T4"> </text:span><text:span text:style-name="T5">and ran to Eli and said, “Here I am, for you called me.” But he said, “I did not call; lie down again.” So he went and lay down.</text:span></text:p>
            <text:p text:style-name="P4"><text:span text:style-name="T3">6</text:span><text:span text:style-name="T4"> </text:span><text:span text:style-name="T5">And the L</text:span><text:span text:style-name="T4">ORD</text:span><text:span text:style-name="T5"> called again, “Samuel!” and Samuel arose and went to Eli and said, “Here I am, for you called me.”</text:span><text:span text:style-name="T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2" draw:layer="layout" svg:width="25.654cm" svg:height="6.263cm" svg:x="1.27cm" svg:y="0.762cm">
          <draw:text-box>
            <text:p text:style-name="P3"><text:span text:style-name="T5">But he said, “I did not call, my son; lie down again.” </text:span><text:span text:style-name="T3">7</text:span><text:span text:style-name="T4"> </text:span><text:span text:style-name="T5">Now Samuel did not yet know the L</text:span><text:span text:style-name="T4">ORD</text:span><text:span text:style-name="T5">, and the word of the L</text:span><text:span text:style-name="T4">ORD</text:span><text:span text:style-name="T5"> had not yet been revealed to him.</text:span><text:span text:style-name="T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1" draw:text-style-name="P2" draw:layer="layout" svg:width="25.654cm" svg:height="6.263cm" svg:x="1.27cm" svg:y="0.762cm">
          <draw:text-box>
            <text:p text:style-name="P3"><text:span text:style-name="T3">8</text:span><text:span text:style-name="T4"> </text:span><text:span text:style-name="T5">And the L</text:span><text:span text:style-name="T4">ORD</text:span><text:span text:style-name="T5"> called Samuel again the third time. And he arose and went to Eli and said, “Here I am, for you called me.” Then Eli perceived that the L</text:span><text:span text:style-name="T4">ORD</text:span><text:span text:style-name="T5"> was calling the young man. </text:span><text:span text:style-name="T2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1" draw:text-style-name="P2" draw:layer="layout" svg:width="25.654cm" svg:height="6.263cm" svg:x="1.27cm" svg:y="0.762cm">
          <draw:text-box>
            <text:p text:style-name="P7"><text:span text:style-name="T3">9</text:span><text:span text:style-name="T4"> </text:span><text:span text:style-name="T5">Therefore Eli said to Samuel, “Go, lie down, and if he calls you, you shall say, ‘Speak, L</text:span><text:span text:style-name="T4">ORD</text:span><text:span text:style-name="T5">, for your servant hears.’” So Samuel went and lay down in his pla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1" draw:text-style-name="P2" draw:layer="layout" svg:width="25.654cm" svg:height="6.263cm" svg:x="1.27cm" svg:y="0.762cm">
          <draw:text-box>
            <text:p text:style-name="P3"><text:span text:style-name="T6">10</text:span><text:span text:style-name="T7"> </text:span><text:span text:style-name="T8">And the L</text:span><text:span text:style-name="T7">ORD</text:span><text:span text:style-name="T8"> came and stood, calling as at other times, “Samuel! Samuel!” And Samuel said, “Speak, for your servant hears.” </text:span></text:p>
            <text:p text:style-name="P3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7F810F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09:02:00.151000000</meta:creation-date>
    <dc:title>Hymn template</dc:title>
    <meta:editing-duration>PT1M34S</meta:editing-duration>
    <meta:editing-cycles>2</meta:editing-cycles>
    <meta:generator>LibreOffice/4.3.5.2$Windows_x86 LibreOffice_project/3a87456aaa6a95c63eea1c1b3201acedf0751bd5</meta:generator>
    <meta:initial-creator>Arthur Hoch</meta:initial-creator>
    <dc:date>2015-01-15T09:13:55.032000000</dc:date>
    <dc:creator>Arthur Hoch</dc:creator>
    <meta:document-statistic meta:object-count="45"/>
    <meta:template xlink:type="simple" xlink:actuate="onRequest" xlink:title="Hymn template" xlink:href="../../AppData/Roaming/LibreOffice/4/user/template/Worship%20Templsates/Hymn%20template.otp" meta:date="2015-01-15T09:01:57.062000000"/>
  </office:meta>
</office:document-meta>
</file>